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Raleway" svg:font-family="Raleway, sans-serif"/>
    <style:font-face style:name="Raleway1" svg:font-family="Raleway, sans-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6.5in" table:align="margins" style:writing-mode="lr-tb"/>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List_20_Paragraph">
      <style:paragraph-properties fo:margin-left="0.5in" fo:margin-right="0in" fo:text-align="justify" style:justify-single-word="false" fo:text-indent="0in" style:auto-text-indent="false"/>
    </style:style>
    <style:style style:name="P2" style:family="paragraph" style:parent-style-name="List_20_Paragraph">
      <style:paragraph-properties fo:margin-left="0.5in" fo:margin-right="0in" fo:text-align="justify" style:justify-single-word="false" fo:text-indent="0in" style:auto-text-indent="false"/>
      <style:text-properties officeooo:paragraph-rsid="0002b71d"/>
    </style:style>
    <style:style style:name="P3" style:family="paragraph" style:parent-style-name="List_20_Paragraph">
      <style:paragraph-properties fo:margin-left="0.5in" fo:margin-right="0in" fo:text-align="justify" style:justify-single-word="false" fo:text-indent="0in" style:auto-text-indent="false"/>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name-complex="Times New Roman1" style:font-size-complex="12pt" style:font-weight-complex="normal"/>
    </style:style>
    <style:style style:name="P4" style:family="paragraph" style:parent-style-name="List_20_Paragraph">
      <style:paragraph-properties fo:margin-left="0.5in" fo:margin-right="0in" fo:text-align="justify" style:justify-single-word="false" fo:text-indent="0in"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5" style:family="paragraph" style:parent-style-name="List_20_Paragraph">
      <style:paragraph-properties fo:margin-left="0.5in" fo:margin-right="0in" fo:text-align="justify" style:justify-single-word="false" fo:text-indent="0in" style:auto-text-indent="false"/>
      <style:text-properties style:font-name="Times New Roman" fo:font-size="12pt" style:font-size-asian="12pt" style:font-size-complex="12pt"/>
    </style:style>
    <style:style style:name="P6" style:family="paragraph" style:parent-style-name="Standard">
      <style:paragraph-properties fo:line-height="250%" fo:text-align="center" style:justify-single-word="false"/>
      <style:text-properties style:font-name="Times New Roman" fo:font-size="12pt" style:font-size-asian="12pt" style:font-size-complex="12pt"/>
    </style:style>
    <style:style style:name="P7"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02b71d" style:font-size-asian="12pt" style:font-size-complex="12pt"/>
    </style:style>
    <style:style style:name="P8"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049c31" style:font-size-asian="12pt" style:font-size-complex="12pt"/>
    </style:style>
    <style:style style:name="P9" style:family="paragraph" style:parent-style-name="Table_20_Contents">
      <style:text-properties style:font-name="Times New Roman" fo:font-size="12pt" style:font-size-asian="12pt" style:font-size-complex="12pt"/>
    </style:style>
    <style:style style:name="P10" style:family="paragraph" style:parent-style-name="Table_20_Contents">
      <style:paragraph-properties fo:text-align="center" style:justify-single-word="false"/>
      <style:text-properties style:font-name="Times New Roman" fo:font-size="12pt" fo:font-weight="bold" officeooo:rsid="0004118a" officeooo:paragraph-rsid="0004118a"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none" fo:font-weight="normal" officeooo:paragraph-rsid="0002b71d" style:font-size-asian="12pt"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officeooo:paragraph-rsid="0004118a"/>
    </style:style>
    <style:style style:name="P15" style:family="paragraph" style:parent-style-name="Standard">
      <style:paragraph-properties fo:line-height="250%"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16" style:family="paragraph" style:parent-style-name="List_20_Paragraph" style:list-style-name="WWNum1">
      <style:paragraph-properties fo:text-align="justify" style:justify-single-word="false"/>
      <style:text-properties style:font-name="Times New Roman" fo:font-size="12pt" style:font-size-asian="12pt" style:font-size-complex="12pt"/>
    </style:style>
    <style:style style:name="P17" style:family="paragraph" style:parent-style-name="List_20_Paragraph" style:list-style-name="WWNum1">
      <style:paragraph-properties fo:margin-top="0in" fo:margin-bottom="0.111in" style:contextual-spacing="true" fo:text-align="justify" style:justify-single-word="false"/>
      <style:text-properties style:font-name="Times New Roman" fo:font-size="12pt" officeooo:paragraph-rsid="00049c31" style:font-size-asian="12pt" style:font-size-complex="12pt"/>
    </style:style>
    <style:style style:name="P18" style:family="paragraph" style:parent-style-name="List_20_Paragraph" style:list-style-name="WWNum1">
      <style:paragraph-properties fo:margin-top="0in" fo:margin-bottom="0.111in" style:contextual-spacing="true" fo:text-align="justify" style:justify-single-word="false"/>
      <style:text-properties style:font-name="Times New Roman" fo:font-size="12pt" style:font-size-asian="12pt" style:font-size-complex="12pt"/>
    </style:style>
    <style:style style:name="P19" style:family="paragraph" style:parent-style-name="List_20_Paragraph" style:list-style-name="WWNum1">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0" style:family="paragraph" style:parent-style-name="List_20_Paragraph" style:list-style-name="WWNum1">
      <style:paragraph-properties fo:margin-top="0in" fo:margin-bottom="0.111in" style:contextual-spacing="true"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1" style:family="paragraph" style:parent-style-name="List_20_Paragraph">
      <style:paragraph-properties fo:margin-left="0.5in" fo:margin-right="0in" fo:text-align="justify" style:justify-single-word="false" fo:text-indent="0in" style:auto-text-indent="false"/>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name-complex="Times New Roman1" style:font-size-complex="12pt" style:font-weight-complex="normal"/>
    </style:style>
    <style:style style:name="P22" style:family="paragraph" style:parent-style-name="List_20_Paragraph">
      <style:paragraph-properties fo:margin-left="0in" fo:margin-right="0in" fo:text-align="justify" style:justify-single-word="false" fo:text-indent="0in" style:auto-text-indent="false"/>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name-complex="Times New Roman1" style:font-size-complex="12pt" style:font-weight-complex="normal"/>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2" style:family="text">
      <style:text-properties style:font-name="Times New Roman" fo:font-size="12pt" style:text-underline-style="solid" style:text-underline-width="auto" style:text-underline-color="font-color" fo:font-weight="bold" officeooo:rsid="0002b71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text-underline-style="none" fo:font-weight="normal" style:font-size-asian="12pt" style:font-weight-asian="normal" style:font-name-complex="Times New Roman1" style:font-size-complex="12pt" style:font-weight-complex="normal"/>
    </style:style>
    <style:style style:name="T5" style:family="text">
      <style:text-properties style:font-name="Times New Roman" fo:font-size="12pt" style:text-underline-style="none" fo:font-weight="normal" officeooo:rsid="0002b71d" style:font-size-asian="12pt" style:font-weight-asian="normal" style:font-name-complex="Times New Roman1" style:font-size-complex="12pt" style:font-weight-complex="normal"/>
    </style:style>
    <style:style style:name="T6" style:family="text">
      <style:text-properties style:font-name="Times New Roman" fo:font-size="12pt"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7"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8"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style:font-size-asian="12pt" style:font-style-asian="normal" style:font-weight-asian="bold" style:font-name-complex="Times New Roman1" style:font-size-complex="12pt" style:font-weight-complex="bold"/>
    </style:style>
    <style:style style:name="T9" style:family="text">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name-complex="Times New Roman1" style:font-size-complex="12pt"/>
    </style:style>
    <style:style style:name="T10" style:family="text">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name-complex="Times New Roman1" style:font-size-complex="12pt" style:font-weight-complex="normal"/>
    </style:style>
    <style:style style:name="T11" style:family="text">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12" style:family="text">
      <style:text-properties fo:font-variant="normal" fo:text-transform="none" fo:color="#000000" loext:opacity="100%" style:font-name="Times New Roman" fo:font-size="12pt" fo:letter-spacing="normal" fo:font-style="normal" style:text-underline-style="none" fo:font-weight="normal" style:font-size-asian="12pt" style:font-style-asian="normal" style:font-weight-asian="normal" style:font-size-complex="12pt" style:font-weight-complex="normal"/>
    </style:style>
    <style:style style:name="T13" style:family="text">
      <style:text-properties fo:font-variant="normal" fo:text-transform="none" fo:color="#000000" loext:opacity="100%" style:font-name="Times New Roman" fo:font-size="12pt" fo:letter-spacing="normal" fo:font-style="normal" style:text-underline-style="none" fo:font-weight="normal" style:font-size-asian="12pt" style:font-weight-asian="normal" style:font-name-complex="Times New Roman1" style:font-size-complex="12pt" style:font-weight-complex="normal"/>
    </style:style>
    <style:style style:name="T14" style:family="text">
      <style:text-properties fo:font-variant="normal" fo:text-transform="none" fo:color="#000000" loext:opacity="100%" style:font-name="Times New Roman" fo:font-size="12pt" fo:letter-spacing="normal" fo:font-style="normal" style:text-underline-style="none" fo:font-weight="normal" style:font-size-asian="12pt" style:font-name-complex="Times New Roman1" style:font-size-complex="12pt"/>
    </style:style>
    <style:style style:name="T15" style:family="text">
      <style:text-properties fo:font-variant="normal" fo:text-transform="none" fo:color="#000000" loext:opacity="100%" fo:letter-spacing="normal" fo:font-style="normal" fo:font-weight="normal" style:font-style-asian="normal" style:font-weight-asian="normal" style:font-name-complex="Times New Roman1"/>
    </style:style>
    <style:style style:name="T16" style:family="text">
      <style:text-properties fo:font-variant="normal" fo:text-transform="none" fo:color="#000000" loext:opacity="100%" fo:letter-spacing="normal" fo:font-style="normal" fo:font-weight="normal" officeooo:rsid="0004118a"/>
    </style:style>
    <style:style style:name="T17" style:family="text">
      <style:text-properties fo:font-variant="normal" fo:text-transform="none" fo:color="#000000" loext:opacity="100%" fo:letter-spacing="normal" fo:font-style="normal" style:text-underline-style="solid" style:text-underline-width="auto" style:text-underline-color="font-color" fo:font-weight="bold" style:font-style-asian="normal" style:font-weight-asian="bold" style:font-name-complex="Times New Roman1" style:font-weight-complex="bold"/>
    </style:style>
    <style:style style:name="T18" style:family="text">
      <style:text-properties fo:font-variant="normal" fo:text-transform="none" fo:color="#000000" loext:opacity="100%" fo:letter-spacing="normal" fo:font-style="normal" style:text-underline-style="none" fo:font-weight="normal" style:font-style-asian="normal" style:font-weight-asian="normal" style:font-name-complex="Times New Roman1" style:font-weight-complex="normal"/>
    </style:style>
    <style:style style:name="T19" style:family="text">
      <style:text-properties fo:font-variant="normal" fo:text-transform="none" fo:color="#000000" loext:opacity="100%" fo:letter-spacing="normal" fo:font-style="normal" style:text-underline-style="none" fo:font-weight="normal" officeooo:rsid="0004118a" style:font-weight-asian="normal" style:font-weight-complex="normal"/>
    </style:style>
    <style:style style:name="T20" style:family="text">
      <style:text-properties fo:font-variant="normal" fo:text-transform="none" fo:color="#333333" loext:opacity="100%" fo:letter-spacing="normal" fo:font-style="normal" fo:font-weight="normal" style:font-style-asian="normal" style:font-weight-asian="normal" style:font-name-complex="Times New Roman1" style:font-weight-complex="bold"/>
    </style:style>
    <style:style style:name="T21" style:family="text">
      <style:text-properties fo:font-variant="normal" fo:text-transform="none" fo:color="#333333" loext:opacity="100%" fo:letter-spacing="normal" fo:font-style="normal" fo:font-weight="bold" style:font-style-asian="normal" style:font-weight-asian="bold" style:font-name-complex="Times New Roman1" style:font-weight-complex="bold"/>
    </style:style>
    <style:style style:name="T22" style:family="text">
      <style:text-properties fo:font-variant="normal" fo:text-transform="none" fo:color="#3f7f5f" loext:opacity="100%" fo:letter-spacing="normal" fo:font-style="normal" style:text-underline-style="none" fo:font-weight="normal" officeooo:rsid="0004118a" style:font-weight-asian="normal" style:font-weight-complex="normal"/>
    </style:style>
    <style:style style:name="T23" style:family="text">
      <style:text-properties fo:font-weight="bold" style:font-weight-asian="bold" style:font-name-complex="Times New Roman1" style:font-weight-complex="bold"/>
    </style:style>
    <style:style style:name="T24" style:family="text">
      <style:text-properties fo:font-weight="bold" officeooo:rsid="0004118a" style:font-weight-asian="bold" style:font-name-complex="Times New Roman1" style:font-weight-complex="bold"/>
    </style:style>
    <style:style style:name="T25" style:family="text">
      <style:text-properties fo:color="#000000" loext:opacity="100%"/>
    </style:style>
    <style:style style:name="T26" style:family="text">
      <style:text-properties fo:color="#000000" loext:opacity="100%" style:text-line-through-style="solid" style:text-line-through-type="single"/>
    </style:style>
    <style:style style:name="T27" style:family="text">
      <style:text-properties fo:color="#000000" loext:opacity="100%" style:text-line-through-style="solid" style:text-line-through-type="single" style:text-underline-style="none" fo:font-weight="bold" style:font-weight-asian="bold" style:font-weight-complex="bold"/>
    </style:style>
    <style:style style:name="T28" style:family="text">
      <style:text-properties fo:color="#000000" loext:opacity="100%" style:font-name="Times New Roman" fo:font-size="12pt" fo:letter-spacing="normal"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29" style:family="text">
      <style:text-properties fo:color="#000000" loext:opacity="100%" style:text-underline-style="none" fo:font-weight="bold" fo:background-color="#d4d4d4" loext:char-shading-value="0" style:font-weight-asian="bold" style:font-weight-complex="bold"/>
    </style:style>
    <style:style style:name="T30" style:family="text">
      <style:text-properties fo:color="#000000" loext:opacity="100%" style:text-underline-style="none" fo:font-weight="bold" style:font-weight-asian="bold" style:font-weight-complex="bold"/>
    </style:style>
    <style:style style:name="T31" style:family="text">
      <style:text-properties fo:color="#7f0055" loext:opacity="100%"/>
    </style:style>
    <style:style style:name="T32" style:family="text">
      <style:text-properties fo:color="#7f0055" loext:opacity="100%" style:text-underline-style="none" fo:font-weight="bold" style:font-weight-asian="bold" style:font-weight-complex="bold"/>
    </style:style>
    <style:style style:name="T33" style:family="text">
      <style:text-properties fo:color="#d0d0d0" loext:opacity="100%"/>
    </style:style>
    <style:style style:name="T34" style:family="text">
      <style:text-properties fo:color="#3f7f5f" loext:opacity="100%"/>
    </style:style>
    <style:style style:name="T35" style:family="text">
      <style:text-properties fo:color="#0000c0" loext:opacity="100%"/>
    </style:style>
    <style:style style:name="T36" style:family="text">
      <style:text-properties fo:color="#0000c0" loext:opacity="100%" style:text-underline-style="none" fo:font-weight="bold" style:font-weight-asian="bold" style:font-weight-complex="bold"/>
    </style:style>
    <style:style style:name="T37" style:family="text">
      <style:text-properties style:text-underline-style="solid" style:text-underline-width="auto" style:text-underline-color="font-color" fo:font-weight="bold" style:font-weight-asian="bold" style:font-name-complex="Times New Roman1" style:font-weight-complex="bold"/>
    </style:style>
    <style:style style:name="T38" style:family="text">
      <style:text-properties officeooo:rsid="00045b6a"/>
    </style:style>
    <style:style style:name="T39" style:family="text">
      <style:text-properties fo:language="en" fo:country="US" style:text-underline-style="solid" style:text-underline-width="auto" style:text-underline-color="font-color" fo:font-weight="bold" style:font-weight-asian="bold" style:font-name-complex="Times New Roman1" style:font-weight-complex="bold"/>
    </style:style>
    <style:style style:name="T40" style:family="text">
      <style:text-properties fo:language="en" fo:country="US" style:text-underline-style="solid" style:text-underline-width="auto" style:text-underline-color="font-color" style:font-name-complex="Times New Roman1"/>
    </style:style>
    <style:style style:name="T41" style:family="text">
      <style:text-properties fo:language="en" fo:country="US" style:text-underline-style="solid" style:text-underline-width="auto" style:text-underline-color="font-color" officeooo:rsid="0004dce0" style:font-name-complex="Times New Roman1"/>
    </style:style>
    <style:style style:name="T42" style:family="text">
      <style:text-properties style:font-name-complex="Times New Roman1"/>
    </style:style>
    <style:style style:name="T43" style:family="text">
      <style:text-properties officeooo:rsid="0004118a"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9">Name: </text:span><text:span text:style-name="T40">Md Al Shariar , </text:span><text:span text:style-name="T39">Employee ID:</text:span><text:span text:style-name="T40"> 11508, <text:s/></text:span><text:span text:style-name="T41">Class Roll: 07</text:span></text:p>
      <text:p text:style-name="P15">Assignment 10</text:p>
      <text:list xml:id="list2381436357" text:style-name="WWNum1">
        <text:list-item>
          <text:p text:style-name="P16"><text:span text:style-name="T23">What is Caching? How many types of caching are there?</text:span><text:span text:style-name="T42"> </text:span></text:p>
        </text:list-item>
      </text:list>
      <text:p text:style-name="P5"><text:span text:style-name="T23">Answer:</text:span><text:span text:style-name="T42"> </text:span><text:span text:style-name="T37">Definition of Caching:</text:span><text:span text:style-name="T42"> </text:span><text:span text:style-name="T15">Caching is a mechanism to enhance the performance of a system. It is a temporary memory that lies between the</text:span><text:span text:style-name="T42"> </text:span><text:span text:style-name="T15">application and the persistent database.</text:span><text:span text:style-name="T42"> </text:span><text:span text:style-name="T15">Cache memory stores recently used data items in order to reduce the number of</text:span><text:span text:style-name="T42"> </text:span><text:span text:style-name="T15">database hits as much as possible.</text:span></text:p>
      <text:p text:style-name="P5"><text:span text:style-name="T17">Types Of caching in Spring Boot:</text:span><text:span text:style-name="T18"> In a Spring Application, the Spring Framework transparently supports caching. Spring's cache abstraction is a technique that allows for consistent use of diverse caching algorithms with no code impact. There are four types of caching are as follows: </text:span></text:p>
      <text:p text:style-name="P3"><text:s text:c="6"/>- In-memory caching.</text:p>
      <text:p text:style-name="P22"><text:s text:c="18"/>- Database caching.</text:p>
      <text:p text:style-name="P22"><text:s text:c="18"/>- Web server caching.</text:p>
      <text:p text:style-name="P22"><text:s text:c="18"/>- CDN caching.</text:p>
      <text:p text:style-name="P5"/>
      <text:list xml:id="list223060649555258" text:continue-numbering="true" text:style-name="WWNum1">
        <text:list-item>
          <text:p text:style-name="P19">How each of those caching is improving the performance of an application?</text:p>
        </text:list-item>
      </text:list>
      <text:p text:style-name="P5"><text:span text:style-name="T23">Answer: </text:span><text:span text:style-name="T20">The primary reason for using cache is to make data access faster and less expensive. When the highly requested resource is requested multiple times, it is often beneficial for the developer to cache resources so that it can give responses quickly. Using cache in an application enhances the performance of the application. Data access from memory is always faster in comparison to fetching data from the database. It reduces both monetary cost and opportunity cost</text:span><text:span text:style-name="T21">.</text:span></text:p>
      <text:p text:style-name="P1"><text:span text:style-name="T8">In-memory caching:</text:span><text:span text:style-name="T10"> This is the most frequently used area where caching is used extensively to increase performance of the application. In-memory caches such as Memcached and Radis are key-value stores between your application and your data storage. Since the data is held in RAM, it is much faster than typical databases where data is stored on disk. RAM is more limited than disk, so cache invalidation algorithms such as </text:span><text:span text:style-name="Strong_20_Emphasis"><text:span text:style-name="T9">least recently used (LRU)</text:span></text:span><text:span text:style-name="Strong_20_Emphasis"><text:span text:style-name="T10">- </text:span></text:span><text:span text:style-name="T10">can help invalidate ‘cold’ entries and keep ‘hot’ data in RAM. </text:span><text:span text:style-name="Source_20_Text"><text:span text:style-name="T12">Memcached</text:span></text:span><text:span text:style-name="T10">is in-momory caching where </text:span><text:span text:style-name="Source_20_Text"><text:span text:style-name="T12">Redis</text:span></text:span><text:span text:style-name="Source_20_Text"><text:span text:style-name="T10"> </text:span></text:span><text:span text:style-name="T10">is more advanced which allows us to backup and restore acility as well as it is distributed caching tool where we can manage caching in distributed clusters. </text:span></text:p>
      <text:p text:style-name="P1"><text:span text:style-name="T8">Database caching:</text:span><text:span text:style-name="T10"> Your database usually includes some level of caching in a default configuration, optimized for a generic use case. Tweaking these settings for specific usage patterns can further boost performance. One popular in this area is first level cache of </text:span><text:span text:style-name="Source_20_Text"><text:span text:style-name="T12">Hibernate</text:span></text:span><text:span text:style-name="Source_20_Text"><text:span text:style-name="T10"> </text:span></text:span><text:span text:style-name="T10">or any ORM frameworks. </text:span></text:p>
      <text:p text:style-name="P5"><text:span text:style-name="T17">Web Server caching:</text:span><text:span text:style-name="T18"> Reverse proxies and caches such as Varnish can serve static and dynamic content directly. Web servers can also cache requests, returning responses </text:span><text:soft-page-break/><text:span text:style-name="T18">without having to contact application servers. In today’s API age, this option is a viable if we want to cache API responses in web server level. </text:span></text:p>
      <text:p text:style-name="P5"><text:span text:style-name="T17">CDN caching:</text:span><text:span text:style-name="T18"> Caches can be located on the client side (OS or browser), server side, or in a distinct cache layer. </text:span></text:p>
      <text:p text:style-name="P3"/>
      <text:p text:style-name="P4"/>
      <text:list xml:id="list223060520596856" text:continue-numbering="true" text:style-name="WWNum1">
        <text:list-item>
          <text:p text:style-name="P16"><text:span text:style-name="T42">What is </text:span><text:span text:style-name="T23">Lazy-Loading</text:span><text:span text:style-name="T42">? How is caching mechanism used in </text:span><text:span text:style-name="T23">Lazy-Loading</text:span><text:span text:style-name="T42">?</text:span></text:p>
        </text:list-item>
      </text:list>
      <text:p text:style-name="P1"><text:span text:style-name="T3">Answer: </text:span><text:span text:style-name="T1">Lazy-Loading:</text:span><text:span text:style-name="T4"> </text:span><text:span text:style-name="T5">C</text:span><text:span text:style-name="T13">onsider one of the common Internet web applications: the online store. The store maintains a catalog of products (call it a </text:span><text:span text:style-name="Emphasis"><text:span text:style-name="T28">Category</text:span></text:span><text:span text:style-name="T13">). At the crudest level, this can be modeled as a </text:span><text:span text:style-name="Emphasis"><text:span text:style-name="T28">Category entity managing a series of Product entities</text:span></text:span><text:span text:style-name="T11">.</text:span><text:span text:style-name="T13"> In a large store, there maybe tens of thousands of products grouped into various overlapping categories.</text:span><text:span text:style-name="T4"> </text:span><text:span text:style-name="T13">When a customer visits the store, the categories must be loaded from the database. We probably don’t want the application to load every single one of the product entities representing the tens of thousands of products to be loaded into memory. For a sufficiently large retailer, this might not even be possible, given the amount of physical memory available on the machine.</text:span><text:span text:style-name="T4"> </text:span><text:span text:style-name="T13">Even if this was possible, it would probably cripple the performance of the site. Instead, we want only the categories to load. Only when the user drills down into the categories should a subset of the products in that category be loaded from the database.</text:span><text:span text:style-name="T4"> </text:span><text:span text:style-name="T13">To manage this problem, Hibernate provides a facility called </text:span><text:span text:style-name="Strong_20_Emphasis"><text:span text:style-name="T14">lazy loading</text:span></text:span><text:span text:style-name="T13">. When lazy loading is enabled, an entity’s associated entities will be loaded only when they are directly requested.</text:span><text:span text:style-name="T4"> </text:span></text:p>
      <text:p text:style-name="P2"><text:span text:style-name="T2">How we use Lazy Loading:</text:span><text:span text:style-name="T5"> </text:span><text:span text:style-name="T13">We have understood the problem, let’s see how lazy loading actually helps with an example. If we consider solving the </text:span><text:span text:style-name="Emphasis"><text:span text:style-name="T28">Category-product problem</text:span></text:span><text:span text:style-name="Emphasis"><text:span text:style-name="T11"> </text:span></text:span><text:span text:style-name="T11">discussed above then we would be accessing a </text:span><text:span text:style-name="Emphasis"><text:span text:style-name="T28">category</text:span></text:span><text:span text:style-name="Emphasis"><text:span text:style-name="T11"> </text:span></text:span><text:span text:style-name="T11">in the below manner:</text:span><text:span text:style-name="T6"> </text:span></text:p>
      <text:p text:style-name="P8"><text:span text:style-name="T33"><text:tab/></text:span><text:span text:style-name="T34">//Following code loads only a single category from the database:</text:span></text:p>
      <text:p text:style-name="P8"><text:span text:style-name="T29"><text:tab/></text:span><text:span text:style-name="T36">category</text:span><text:span text:style-name="T30"> = (Category) session.get(Category.</text:span><text:span text:style-name="T32">class</text:span><text:span text:style-name="T30">, </text:span><text:span text:style-name="T32">new</text:span><text:span text:style-name="T30"> <text:s text:c="10"/><text:tab/></text:span><text:span text:style-name="T27">Integer</text:span><text:span text:style-name="T30">(42));</text:span></text:p>
      <text:p text:style-name="P14"><text:span text:style-name="T7"><text:s text:c="6"/><text:tab/>However, </text:span><text:span text:style-name="Strong_20_Emphasis"><text:span text:style-name="T7">if all products of this category are accessed, and lazy loading is in effect, the <text:s text:c="3"/><text:tab/>products are pulled from the database as needed</text:span></text:span><text:span text:style-name="T7">. For instance, in the following snippet, <text:tab/>the associated product objects will be loaded since it is explicitly referenced in the <text:tab/>second line.</text:span></text:p>
      <text:p text:style-name="P7"><text:span text:style-name="T16"><text:s text:c="5"/></text:span><text:span text:style-name="T19"><text:s/><text:tab/></text:span><text:span text:style-name="T22">//Following code loads only a single category from the database</text:span></text:p>
      <text:p text:style-name="P12"><text:span text:style-name="T25"><text:tab/>Category </text:span><text:span text:style-name="T35">category</text:span><text:span text:style-name="T25"> = (Category)session.get(Category.</text:span><text:span text:style-name="T31">class</text:span><text:span text:style-name="T25">, </text:span><text:span text:style-name="T31">new</text:span><text:span text:style-name="T25"> <text:tab/></text:span><text:span text:style-name="T26">Integer</text:span><text:span text:style-name="T25">(42));</text:span></text:p>
      <text:p text:style-name="P12"><text:span text:style-name="T25"><text:tab/></text:span><text:span text:style-name="T34">//This code will fetch all products for category 42 from database - <text:tab/>"NOW"</text:span></text:p>
      <text:p text:style-name="P13"><text:span text:style-name="T25"><text:tab/>Set&lt;Product&gt; </text:span><text:span text:style-name="T35">products</text:span><text:span text:style-name="T25"> = </text:span><text:span text:style-name="T35">category</text:span><text:span text:style-name="T25">.getProducts();</text:span></text:p>
      <text:list xml:id="list223060902620896" text:continue-numbering="true" text:style-name="WWNum1">
        <text:list-item>
          <text:p text:style-name="P20">What are the differences between Cache and Buffer?</text:p>
          <text:p text:style-name="P17"><text:span text:style-name="T24">Answer: </text:span><text:span text:style-name="T37">Cache:</text:span><text:span text:style-name="T42"> Cache is a smaller and fast memory component in the computer which is inserted between the CPU and the main memory. This approach is more economical than the use of fast memory devices to implement the entire main memory, for example. </text:span><text:soft-page-break/><text:span text:style-name="T42">To make it effective, the cache needs to be much faster than main memory, this is why it is called cache. </text:span></text:p>
          <text:p text:style-name="P17"><text:span text:style-name="T37">Buffer:</text:span><text:span text:style-name="T42"> Buffer is a temporary storage area, usually a block in memory. It is mostly used for input/output processes. If you were to print a long document, you would not want your CPU waiting around asking your printer "Are you ready for another paragraph?". Instead, the CPU would fill a memory buffer. The tabular differences between Cache and Buffer is given be</text:span><text:span text:style-name="T43">low.</text:span></text:p>
        </text:list-item>
      </text:list>
      <table:table table:name="Table1" table:style-name="Table1">
        <table:table-column table:style-name="Table1.A"/>
        <table:table-column table:style-name="Table1.B"/>
        <table:table-row table:style-name="TableLine3192580660496">
          <table:table-cell table:style-name="Table1.A1" office:value-type="string">
            <text:p text:style-name="P10">Cache </text:p>
          </table:table-cell>
          <table:table-cell table:style-name="Table1.B1" office:value-type="string">
            <text:p text:style-name="P11">Buffer </text:p>
          </table:table-cell>
        </table:table-row>
        <table:table-row table:style-name="TableLine3192580653872">
          <table:table-cell table:style-name="Table1.A2" office:value-type="string">
            <text:p text:style-name="P9">Cache is a smaller and fastest memory component in the compute </text:p>
          </table:table-cell>
          <table:table-cell table:style-name="Table1.B2" office:value-type="string">
            <text:p text:style-name="P9">Buffer is used to compensate for difference in speed between two processes that exchange or use dat<text:span text:style-name="T38">a.</text:span></text:p>
          </table:table-cell>
        </table:table-row>
        <table:table-row table:style-name="TableLine3192760278784">
          <table:table-cell table:style-name="Table1.A2" office:value-type="string">
            <text:p text:style-name="P9">It is used during reading and writing processes from the disk.</text:p>
          </table:table-cell>
          <table:table-cell table:style-name="Table1.B2" office:value-type="string">
            <text:p text:style-name="P9"><text:span text:style-name="T38">I</text:span>t is mostly used for input/output processes </text:p>
          </table:table-cell>
        </table:table-row>
        <table:table-row table:style-name="TableLine3192760275328">
          <table:table-cell table:style-name="Table1.A2" office:value-type="string">
            <text:p text:style-name="P9">It is a high-speed storage area for temporary storage </text:p>
          </table:table-cell>
          <table:table-cell table:style-name="Table1.B2" office:value-type="string">
            <text:p text:style-name="P9"><text:span text:style-name="T38">It i</text:span>s a normal storage area on ram for temporary storage. </text:p>
          </table:table-cell>
        </table:table-row>
        <table:table-row table:style-name="TableLine3192760277056">
          <table:table-cell table:style-name="Table1.A2" office:value-type="string">
            <text:p text:style-name="P9">It stores the copy of original dat<text:span text:style-name="T38">a.</text:span></text:p>
          </table:table-cell>
          <table:table-cell table:style-name="Table1.B2" office:value-type="string">
            <text:p text:style-name="P9"><text:span text:style-name="T38">I</text:span>t stores the original copy of data. </text:p>
          </table:table-cell>
        </table:table-row>
        <table:table-row table:style-name="TableLine3192760274176">
          <table:table-cell table:style-name="Table1.A2" office:value-type="string">
            <text:p text:style-name="P9"><text:span text:style-name="T38">I</text:span>t is implemented in RAM as well as in Disk </text:p>
          </table:table-cell>
          <table:table-cell table:style-name="Table1.B2" office:value-type="string">
            <text:p text:style-name="P9"><text:span text:style-name="T38">It is al</text:span>ways implemented in the main memory (RAM). </text:p>
          </table:table-cell>
        </table:table-row>
        <table:table-row table:style-name="TableLine3192760284256">
          <table:table-cell table:style-name="Table1.A2" office:value-type="string">
            <text:p text:style-name="P9"><text:span text:style-name="T38">I</text:span>t is made from static ram. </text:p>
          </table:table-cell>
          <table:table-cell table:style-name="Table1.B2" office:value-type="string">
            <text:p text:style-name="P9"><text:span text:style-name="T38">I</text:span>t is made from static ram. </text:p>
          </table:table-cell>
        </table:table-row>
        <table:table-row table:style-name="TableLine3192760268704">
          <table:table-cell table:style-name="Table1.A2" office:value-type="string">
            <text:p text:style-name="P9"><text:span text:style-name="T38">I</text:span>t increase the accessing speed of CPU. </text:p>
          </table:table-cell>
          <table:table-cell table:style-name="Table1.B2" office:value-type="string">
            <text:p text:style-name="P9"><text:span text:style-name="T38">I</text:span>t does not increase the accessing time. </text:p>
          </table:table-cell>
        </table:table-row>
        <table:table-row table:style-name="TableLine3192760281952">
          <table:table-cell table:style-name="Table1.A2" office:value-type="string">
            <text:p text:style-name="P9"><text:span text:style-name="T38">I</text:span>t does not posses such feature </text:p>
          </table:table-cell>
          <table:table-cell table:style-name="Table1.B2" office:value-type="string">
            <text:p text:style-name="P9"><text:span text:style-name="T38">I</text:span>t can be used in keyboards to edit typing mistakes.</text:p>
          </table:table-cell>
        </table:table-row>
      </table:table>
      <text:list xml:id="list223061687289315" text:continue-numbering="true" text:style-name="WWNum1">
        <text:list-header>
          <text:p text:style-name="P18"/>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Raleway" svg:font-family="Raleway, sans-serif"/>
    <style:font-face style:name="Raleway1" svg:font-family="Raleway, sans-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swiss"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1"/>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7T22:57:00</meta:creation-date>
    <meta:initial-creator>Nasim Hasan</meta:initial-creator>
    <dc:language>en-US</dc:language>
    <dc:date>2022-06-08T22:30:59.741000000</dc:date>
    <meta:editing-cycles>19</meta:editing-cycles>
    <meta:editing-duration>PT53M15S</meta:editing-duration>
    <meta:generator>LibreOffice/7.3.2.2$Windows_X86_64 LibreOffice_project/49f2b1bff42cfccbd8f788c8dc32c1c309559be0</meta:generator>
    <meta:document-statistic meta:table-count="1" meta:image-count="0" meta:object-count="0" meta:page-count="3" meta:paragraph-count="46" meta:word-count="1071" meta:character-count="6589" meta:non-whitespace-character-count="5446"/>
    <meta:user-defined meta:name="AppVersion">15.0000</meta:user-defined>
    <meta:template xlink:type="simple" xlink:actuate="onRequest" xlink:title="Normal" xlink:href=""/>
  </office:meta>
</office:document-meta>
</file>